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standard">
      <style:graphic-properties draw:fill="solid" draw:fill-color="#99cccc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1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574cm" svg:height="9.144cm" svg:x="1.354cm" svg:y="1.3cm">
          <text:p/>
        </draw:rect>
        <draw:rect draw:style-name="gr2" draw:text-style-name="P1" draw:layer="layout" svg:width="13.843cm" svg:height="8.382cm" svg:x="4.556cm" svg:y="1.713cm">
          <text:p/>
        </draw:rect>
        <draw:rect draw:style-name="gr3" draw:text-style-name="P3" xml:id="id5" draw:id="id5" draw:layer="layout" svg:width="3.683cm" svg:height="4.194cm" svg:x="10.117cm" svg:y="3.745cm">
          <text:p text:style-name="P2"><text:span text:style-name="T1">Placa de </text:span></text:p>
          <text:p text:style-name="P2"><text:span text:style-name="T1">control</text:span></text:p>
        </draw:rect>
        <draw:rect draw:style-name="gr3" draw:text-style-name="P3" xml:id="id2" draw:id="id2" draw:layer="layout" svg:width="3.683cm" svg:height="1.143cm" svg:x="10.096cm" svg:y="8.818cm">
          <text:p text:style-name="P2"><text:span text:style-name="T1">Ent/sal DMX</text:span></text:p>
        </draw:rect>
        <draw:rect draw:style-name="gr3" draw:text-style-name="P3" xml:id="id3" draw:id="id3" draw:layer="layout" svg:width="3.048cm" svg:height="1.905cm" svg:x="15.16cm" svg:y="4.893cm">
          <text:p text:style-name="P2"><text:span text:style-name="T1">Sistema </text:span></text:p>
          <text:p text:style-name="P2"><text:span text:style-name="T1">motor</text:span></text:p>
        </draw:rect>
        <draw:rect draw:style-name="gr4" draw:text-style-name="P3" xml:id="id1" draw:id="id1" draw:layer="layout" svg:width="2.54cm" svg:height="1.289cm" svg:x="19.031cm" svg:y="8.75cm">
          <text:p text:style-name="P2"><text:span text:style-name="T1">Equipo</text:span></text:p>
          <text:p text:style-name="P2"><text:span text:style-name="T1">DMX</text:span></text:p>
        </draw:rect>
        <draw:rect draw:style-name="gr3" draw:text-style-name="P3" xml:id="id8" draw:id="id8" draw:layer="layout" svg:width="2.857cm" svg:height="1.27cm" svg:x="5.125cm" svg:y="3.764cm">
          <text:p text:style-name="P2"><text:span text:style-name="T1">Fuente</text:span></text:p>
          <text:p text:style-name="P2"><text:span text:style-name="T1">alim.</text:span></text:p>
        </draw:rect>
        <draw:rect draw:style-name="gr3" draw:text-style-name="P3" draw:layer="layout" svg:width="2.794cm" svg:height="1.524cm" svg:x="5.188cm" svg:y="5.142cm">
          <text:p text:style-name="P2"><text:span text:style-name="T1">Fin de </text:span></text:p>
          <text:p text:style-name="P2"><text:span text:style-name="T1">carrera</text:span></text:p>
        </draw:rect>
        <draw:connector draw:style-name="gr5" draw:text-style-name="P1" draw:layer="layout" svg:x1="19.031cm" svg:y1="9.394cm" svg:x2="13.779cm" svg:y2="9.389cm" draw:start-shape="id1" draw:start-glue-point="3" draw:end-shape="id2" draw:end-glue-point="1" svg:d="M19031 9394h-2626v-5h-2626">
          <text:p/>
        </draw:connector>
        <draw:rect draw:style-name="gr4" draw:text-style-name="P3" xml:id="id4" draw:id="id4" draw:layer="layout" svg:width="2.537cm" svg:height="1.842cm" svg:x="19.034cm" svg:y="4.917cm">
          <text:p text:style-name="P2"><text:span text:style-name="T1">Carga</text:span></text:p>
        </draw:rect>
        <draw:connector draw:style-name="gr5" draw:text-style-name="P1" draw:layer="layout" svg:x1="18.208cm" svg:y1="5.845cm" svg:x2="19.034cm" svg:y2="5.838cm" draw:start-shape="id3" draw:start-glue-point="1" draw:end-shape="id4" draw:end-glue-point="3" svg:d="M18208 5845h413v-7h413">
          <text:p/>
        </draw:connector>
        <draw:connector draw:style-name="gr5" draw:text-style-name="P1" draw:layer="layout" svg:x1="11.937cm" svg:y1="8.818cm" svg:x2="11.958cm" svg:y2="7.939cm" draw:start-shape="id2" draw:start-glue-point="0" draw:end-shape="id5" draw:end-glue-point="2" svg:d="M11937 8818v-439h21v-440">
          <text:p/>
        </draw:connector>
        <draw:connector draw:style-name="gr6" draw:text-style-name="P1" draw:layer="layout" svg:x1="13.8cm" svg:y1="5.842cm" svg:x2="15.16cm" svg:y2="5.845cm" draw:start-shape="id5" draw:start-glue-point="1" draw:end-shape="id3" draw:end-glue-point="3" svg:d="M13800 5842h680v3h680">
          <text:p/>
        </draw:connector>
        <draw:rect draw:style-name="gr3" draw:text-style-name="P3" draw:layer="layout" svg:width="2.794cm" svg:height="1.143cm" svg:x="5.188cm" svg:y="6.793cm">
          <text:p text:style-name="P2"><text:span text:style-name="T1">Dip-switch</text:span></text:p>
        </draw:rect>
        <draw:rect draw:style-name="gr3" draw:text-style-name="P3" xml:id="id6" draw:id="id6" draw:layer="layout" svg:width="3.683cm" svg:height="1.016cm" svg:x="10.117cm" svg:y="1.989cm">
          <text:p text:style-name="P2"><text:span text:style-name="T1">Freno</text:span></text:p>
        </draw:rect>
        <draw:connector draw:style-name="gr5" draw:text-style-name="P1" draw:layer="layout" svg:x1="11.958cm" svg:y1="3.005cm" svg:x2="11.958cm" svg:y2="3.745cm" draw:start-shape="id6" draw:start-glue-point="2" draw:end-shape="id5" draw:end-glue-point="0" svg:d="M11958 3005v740">
          <text:p/>
        </draw:connector>
        <draw:rect draw:style-name="gr4" draw:text-style-name="P3" xml:id="id7" draw:id="id7" draw:layer="layout" svg:width="2.667cm" svg:height="1.361cm" svg:x="1.505cm" svg:y="3.715cm">
          <text:p text:style-name="P2"><text:span text:style-name="T1">220Vac</text:span></text:p>
        </draw:rect>
        <draw:connector draw:style-name="gr5" draw:text-style-name="P1" draw:layer="layout" svg:x1="4.172cm" svg:y1="4.395cm" svg:x2="5.125cm" svg:y2="4.399cm" draw:start-shape="id7" draw:start-glue-point="1" draw:end-shape="id8" draw:end-glue-point="3" svg:d="M4172 4395h477v4h476">
          <text:p/>
        </draw:connector>
        <draw:frame draw:style-name="gr7" draw:text-style-name="P4" draw:layer="layout" svg:width="3.313cm" svg:height="1.055cm" svg:x="4.526cm" svg:y="1.694cm">
          <draw:text-box>
            <text:p><text:span text:style-name="T2">Updown</text:span></text:p>
          </draw:text-box>
        </draw:frame>
        <draw:rect draw:style-name="gr4" draw:text-style-name="P3" xml:id="id9" draw:id="id9" draw:layer="layout" svg:width="2.54cm" svg:height="1.289cm" svg:x="1.505cm" svg:y="8.746cm">
          <text:p text:style-name="P2"><text:span text:style-name="T1">Equipo</text:span></text:p>
          <text:p text:style-name="P2"><text:span text:style-name="T1">DMX</text:span></text:p>
        </draw:rect>
        <draw:connector draw:style-name="gr8" draw:text-style-name="P1" draw:layer="layout" svg:x1="10.096cm" svg:y1="9.389cm" svg:x2="4.045cm" svg:y2="9.39cm" draw:start-shape="id2" draw:start-glue-point="3" draw:end-shape="id9" svg:d="M10096 9389h-3025v1h-3026">
          <text:p/>
        </draw:connector>
        <draw:line draw:style-name="gr8" draw:text-style-name="P1" draw:layer="layout" svg:x1="7.982cm" svg:y1="4.38cm" svg:x2="10.268cm" svg:y2="4.38cm">
          <text:p/>
        </draw:line>
        <draw:line draw:style-name="gr8" draw:text-style-name="P1" draw:layer="layout" svg:x1="7.982cm" svg:y1="5.904cm" svg:x2="10.268cm" svg:y2="5.904cm">
          <text:p/>
        </draw:line>
        <draw:line draw:style-name="gr9" draw:text-style-name="P1" draw:layer="layout" svg:x1="7.982cm" svg:y1="7.301cm" svg:x2="10.268cm" svg:y2="7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9T16:57:02</dc:date>
    <dc:creator>ian </dc:creator>
    <meta:editing-duration>PT25M52S</meta:editing-duration>
    <meta:editing-cycles>14</meta:editing-cycles>
    <meta:generator>OpenOffice/4.1.3$Win32 OpenOffice.org_project/413m1$Build-9783</meta:generator>
    <meta:document-statistic meta:object-count="24"/>
  </office:meta>
</office:document-meta>
</file>